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Lohit Devanagari" svg:font-family="'Lohit Devanagari'"/>
    <style:font-face style:name="Ubuntu" svg:font-family="Ubuntu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paragraph-properties fo:margin-top="0cm" fo:margin-bottom="0cm" loext:contextual-spacing="false" fo:line-height="150%"/>
    </style:style>
    <style:style style:name="P3" style:family="paragraph" style:parent-style-name="List_20_Paragraph">
      <style:paragraph-properties fo:margin-left="1.65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1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deab9"/>
    </style:style>
    <style:style style:name="P6" style:family="paragraph" style:parent-style-name="List_20_Paragraph" style:list-style-name="WWNum1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fa98b"/>
    </style:style>
    <style:style style:name="P7" style:family="paragraph" style:parent-style-name="List_20_Paragraph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fa98b"/>
    </style:style>
    <style:style style:name="P8" style:family="paragraph" style:parent-style-name="List_20_Paragraph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rsid="0020ea0f" officeooo:paragraph-rsid="0020ea0f"/>
    </style:style>
    <style:style style:name="P9" style:family="paragraph" style:parent-style-name="List_20_Paragraph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weight="normal" officeooo:rsid="0021843e" officeooo:paragraph-rsid="0021843e" style:font-weight-asian="normal" style:font-weight-complex="normal"/>
    </style:style>
    <style:style style:name="P10" style:family="paragraph" style:parent-style-name="List_20_Paragraph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weight="normal" officeooo:rsid="00223fbb" officeooo:paragraph-rsid="00223fbb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5" style:family="paragraph" style:parent-style-name="Standard">
      <style:paragraph-properties fo:margin-top="0cm" fo:margin-bottom="0cm" loext:contextual-spacing="false"/>
      <style:text-properties fo:color="#000000" officeooo:paragraph-rsid="00242484" fo:background-color="transparen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officeooo:rsid="0026d092" officeooo:paragraph-rsid="0026d092" fo:background-color="transparen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officeooo:rsid="0027245b" officeooo:paragraph-rsid="0027245b" fo:background-color="transparent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0000" style:font-name="Ubuntu" fo:font-size="10pt" fo:font-weight="normal" fo:background-color="transparent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0000" style:font-name="Ubuntu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Ubuntu" fo:font-size="10pt" fo:font-weight="normal" officeooo:paragraph-rsid="00242484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Ubuntu" fo:font-size="10pt" fo:font-weight="normal" officeooo:rsid="00242484" officeooo:paragraph-rsid="00242484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000000" style:font-name="Ubuntu" fo:font-size="10pt" fo:background-color="transparent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2pt" fo:background-color="transparent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2pt" fo:font-weight="bold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2pt" fo:font-style="italic" fo:background-color="transparent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margin-top="0cm" fo:margin-bottom="0cm" loext:contextual-spacing="false" fo:line-height="100%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30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1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officeooo:paragraph-rsid="001a978a"/>
    </style:style>
    <style:style style:name="P32" style:family="paragraph" style:parent-style-name="Standard">
      <style:paragraph-properties fo:margin-top="0cm" fo:margin-bottom="0cm" loext:contextual-spacing="false" fo:line-height="150%" style:vertical-align="baseline"/>
    </style:style>
    <style:style style:name="P33" style:family="paragraph" style:parent-style-name="Standard" style:list-style-name="WWNum8">
      <style:paragraph-properties fo:margin-top="0cm" fo:margin-bottom="0cm" loext:contextual-spacing="false" fo:line-height="150%" style:vertical-align="baseline"/>
    </style:style>
    <style:style style:name="P34" style:family="paragraph" style:parent-style-name="Standard" style:list-style-name="WWNum7">
      <style:paragraph-properties fo:margin-top="0cm" fo:margin-bottom="0cm" loext:contextual-spacing="false" fo:line-height="150%" style:vertical-align="baseline"/>
    </style:style>
    <style:style style:name="P35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font-weight="bold" officeooo:rsid="00242484" officeooo:paragraph-rsid="00242484" style:font-weight-asian="bold" style:font-weight-complex="bold"/>
    </style:style>
    <style:style style:name="P42" style:family="paragraph" style:parent-style-name="Standard">
      <style:paragraph-properties fo:margin-top="0cm" fo:margin-bottom="0cm" loext:contextual-spacing="false" style:line-height-at-least="0.503cm"/>
      <style:text-properties style:font-name="Ubuntu" fo:font-size="10pt" style:font-size-asian="10pt" style:font-size-complex="10pt" style:font-weight-complex="normal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242484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officeooo:rsid="001a978a" officeooo:paragraph-rsid="001a978a" style:font-size-asian="16pt" style:font-size-complex="16pt"/>
    </style:style>
    <style:style style:name="P46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4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49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 style:vertical-align="baseline"/>
    </style:style>
    <style:style style:name="P50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eab9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c3cd6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a8448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1a978a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officeooo:rsid="00242484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bold" officeooo:rsid="001c3cd6" style:font-name-asian="F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officeooo:rsid="001fa98b" style:font-name-asian="F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normal" officeooo:rsid="001deab9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en" fo:country="US" fo:font-weight="normal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fo:font-weight="normal" officeooo:rsid="001fa98b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style="italic" fo:font-weight="normal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T20" style:family="text">
      <style:text-properties style:font-name="Times New Roman" fo:font-size="14pt" fo:font-style="italic" officeooo:rsid="001deab9" style:font-size-asian="14pt" style:font-name-complex="Times New Roman1" style:font-size-complex="14pt"/>
    </style:style>
    <style:style style:name="T21" style:family="text">
      <style:text-properties style:font-name="Times New Roman" fo:font-size="14pt" fo:font-style="italic" officeooo:rsid="001deab9" style:font-name-asian="F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fo:font-style="italic" fo:font-weight="normal" officeooo:rsid="001deab9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style="italic" fo:font-weight="normal" officeooo:rsid="001deab9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officeooo:rsid="001deab9" style:font-name-asian="F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fo:font-weight="normal" officeooo:rsid="001deab9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font-weight="normal" officeooo:rsid="001deab9" style:font-name-asian="F" style:font-size-asian="14pt" style:language-asian="ru" style:country-asian="RU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weight="bold" style:font-weight-asian="bold" style:font-name-complex="Times New Roman1" style:font-weight-complex="bold"/>
    </style:style>
    <style:style style:name="T29" style:family="text">
      <style:text-properties style:font-name="Times New Roman" fo:font-weight="bold" officeooo:rsid="002a8448" style:font-weight-asian="bold" style:font-name-complex="Times New Roman1" style:font-weight-complex="bold"/>
    </style:style>
    <style:style style:name="T30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31" style:family="text">
      <style:text-properties fo:color="#000000" style:font-name="Times New Roman" fo:font-size="14pt" style:letter-kerning="true" style:font-name-asian="SimSun" style:font-size-asian="14pt" style:font-name-complex="Times New Roman1" style:font-size-complex="14pt"/>
    </style:style>
    <style:style style:name="T32" style:family="text">
      <style:text-properties fo:color="#000000" style:font-name="Times New Roman" fo:font-size="14pt" fo:language="en" fo:country="US" style:letter-kerning="true" style:font-name-asian="SimSun" style:font-size-asian="14pt" style:font-name-complex="Times New Roman1" style:font-size-complex="14pt"/>
    </style:style>
    <style:style style:name="T33" style:family="text">
      <style:text-properties fo:color="#000000" style:font-name="Times New Roman" fo:font-size="14pt" fo:language="en" fo:country="US" officeooo:rsid="001a978a" fo:background-color="transparent" loext:char-shading-value="0" style:font-name-asian="F" style:font-size-asian="14pt" style:language-asian="ru" style:country-asian="RU" style:font-name-complex="Times New Roman1" style:font-size-complex="14pt"/>
    </style:style>
    <style:style style:name="T34" style:family="text">
      <style:text-properties fo:color="#000000" style:font-name="Times New Roman" fo:font-size="14pt" fo:language="en" fo:country="US" fo:background-color="transparent" loext:char-shading-value="0" style:font-size-asian="14pt" style:font-name-complex="Times New Roman1" style:font-size-complex="14pt"/>
    </style:style>
    <style:style style:name="T35" style:family="text">
      <style:text-properties fo:color="#000000" style:font-name="Times New Roman" fo:font-size="14pt" fo:language="en" fo:country="US" officeooo:rsid="00260ac3" fo:background-color="transparent" loext:char-shading-value="0" style:font-size-asian="14pt" style:font-name-complex="Times New Roman1" style:font-size-complex="14pt"/>
    </style:style>
    <style:style style:name="T36" style:family="text">
      <style:text-properties fo:color="#000000" style:font-name="Times New Roman" fo:font-size="14pt" fo:language="en" fo:country="US" fo:font-weight="normal" fo:background-color="transparent" loext:char-shading-value="0" style:font-size-asian="14pt" style:font-name-complex="Times New Roman1" style:font-size-complex="14pt"/>
    </style:style>
    <style:style style:name="T37" style:family="text">
      <style:text-properties fo:color="#000000" style:font-name="Times New Roman" fo:font-size="14pt" fo:font-weight="normal" fo:background-color="transparent" loext:char-shading-value="0" style:font-size-asian="14pt" style:font-name-complex="Times New Roman1" style:font-size-complex="14pt"/>
    </style:style>
    <style:style style:name="T38" style:family="text">
      <style:text-properties fo:color="#000000" style:font-name="Times New Roman" fo:font-size="14pt" fo:background-color="transparent" loext:char-shading-value="0" style:font-size-asian="14pt" style:font-name-complex="Times New Roman1" style:font-size-complex="14pt"/>
    </style:style>
    <style:style style:name="T39" style:family="text">
      <style:text-properties fo:color="#000000" fo:font-weight="normal" fo:background-color="transparent" loext:char-shading-value="0" style:font-weight-asian="normal"/>
    </style:style>
    <style:style style:name="T40" style:family="text">
      <style:text-properties fo:color="#000000" style:font-name="Ubuntu" fo:font-size="12pt" fo:font-style="italic" fo:background-color="transparent" loext:char-shading-value="0" style:font-size-asian="12pt" style:font-style-asian="italic" style:font-name-complex="Times New Roman1" style:font-size-complex="12pt" style:font-style-complex="italic"/>
    </style:style>
    <style:style style:name="T41" style:family="text">
      <style:text-properties fo:color="#000000" style:font-name="Ubuntu" fo:font-size="12pt" fo:font-style="italic" officeooo:rsid="0026ceff" fo:background-color="transparent" loext:char-shading-value="0" style:font-name-asian="F" style:font-size-asian="12pt" style:language-asian="ru" style:country-asian="RU" style:font-style-asian="italic" style:font-name-complex="Times New Roman1" style:font-size-complex="12pt" style:font-style-complex="italic"/>
    </style:style>
    <style:style style:name="T42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43" style:family="text">
      <style:text-properties fo:language="en" fo:country="US" officeooo:rsid="00242484" style:font-name-complex="Times New Roman1"/>
    </style:style>
    <style:style style:name="T44" style:family="text">
      <style:text-properties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">Московский Авиационный Институт</text:span></text:p>
      <text:p text:style-name="P43"><text:span text:style-name="T1">(Национальный Исследовательский Университет)</text:span></text:p>
      <text:p text:style-name="P39"/>
      <text:p text:style-name="P43"><text:span text:style-name="T1">Факультет информационных технологий и прикладной математики</text:span></text:p>
      <text:p text:style-name="P43"><text:span text:style-name="T1">Кафедра вычислительной математики и программирования</text:span></text:p>
      <text:p text:style-name="P37"/>
      <text:p text:style-name="P37"/>
      <text:p text:style-name="P43"><text:span text:style-name="T3">Лабораторная работа №</text:span><text:span text:style-name="T7">2</text:span><text:span text:style-name="T3"> по курсу</text:span><text:span text:style-name="T4"> </text:span></text:p>
      <text:p text:style-name="P43"><text:span text:style-name="T8">«Операционные системы»</text:span></text:p>
      <text:p text:style-name="P11"><text:span text:style-name="T3"><text:tab/></text:span></text:p>
      <text:p text:style-name="P45"><text:span text:style-name="T29">Межпроцессорное взаимодействие</text:span><text:span text:style-name="T28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7"><text:span text:style-name="T30">Студент:</text:span><text:span text:style-name="T9"> </text:span><text:span text:style-name="T18">Гаврилов Максим Сергеевич</text:span></text:p>
      <text:p text:style-name="P48"><text:span text:style-name="T30">Группа: М8О–206Б–20</text:span></text:p>
      <text:p text:style-name="P48"><text:span text:style-name="T30">Вариант: 21 </text:span></text:p>
      <text:p text:style-name="P27"><text:span text:style-name="T30">Преподаватель: Соколов Андрей Алексеевич</text:span></text:p>
      <text:p text:style-name="P27"><text:span text:style-name="T30">Оценка: __________ </text:span></text:p>
      <text:p text:style-name="P27"><text:span text:style-name="T30">Дата: __________</text:span></text:p>
      <text:p text:style-name="P27"><text:span text:style-name="T30">Подпись: __________</text:span></text:p>
      <text:p text:style-name="P12"/>
      <text:p text:style-name="P14"/>
      <text:p text:style-name="P14"/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/></text:p>
      <text:p text:style-name="P28"><text:span text:style-name="T30">Москва, 2020.</text:span></text:p>
      <text:p text:style-name="P37"/>
      <text:p text:style-name="P43"><text:soft-page-break/><text:span text:style-name="T3">Постановка задачи</text:span></text:p>
      <text:h text:style-name="P2" text:outline-level="2"><text:span text:style-name="T42">Цель работы</text:span></text:h>
      <text:p text:style-name="P32"><text:span text:style-name="T19">Приобретение практических навыков в:</text:span></text:p>
      <text:list xml:id="list2645526014" text:style-name="WWNum8">
        <text:list-item>
          <text:p text:style-name="P33"><text:span text:style-name="T19">Управление процессами в ОС<text:tab/></text:span></text:p>
        </text:list-item>
        <text:list-item text:style-override="WWNum7">
          <text:p text:style-name="P34"><text:span text:style-name="T19">Обеспечение обмена данных между процессами посредством каналов</text:span></text:p>
        </text:list-item>
      </text:list>
      <text:h text:style-name="P2" text:outline-level="2"><text:span text:style-name="T42">Задание</text:span></text:h>
      <text:p text:style-name="P49"><text:span text:style-name="T3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32">pipe</text:span><text:span text:style-name="T31">).</text:span></text:p>
      <text:p text:style-name="P49"><text:span text:style-name="T31">Необходимо обрабатывать системные ошибки, которые могут возникнуть в результате работы.</text:span></text:p>
      <text:p text:style-name="P12"/>
      <text:p text:style-name="P30"><text:span text:style-name="T3">Общие сведения о программе</text:span></text:p>
      <text:p text:style-name="P31"><text:span text:style-name="T1">Программа компилирует</text:span><text:span text:style-name="T38">ся из файла </text:span><text:span text:style-name="T33">lab2_try</text:span><text:span text:style-name="T38">.</text:span><text:span text:style-name="T34">c, </text:span><text:span text:style-name="T35">child_proc_one.c, child_proc_two.c.</text:span><text:span text:style-name="T38"> Также используется заголовочные файлы: s</text:span><text:span text:style-name="T34">tdio</text:span><text:span text:style-name="T38">.</text:span><text:span text:style-name="T34">h</text:span><text:span text:style-name="T38">, </text:span><text:span text:style-name="T37">unistd.h,</text:span><text:span text:style-name="T38"> </text:span><text:span text:style-name="T10">stdlib</text:span><text:span text:style-name="T1">.</text:span><text:span text:style-name="T10">h</text:span><text:span text:style-name="T1">, </text:span><text:span text:style-name="T10">string</text:span><text:span text:style-name="T1">.</text:span><text:span text:style-name="T10">h</text:span><text:span text:style-name="T1">, </text:span><text:span text:style-name="T36">fcntl</text:span><text:span text:style-name="T1">.</text:span><text:span text:style-name="T10">h</text:span><text:span text:style-name="T1">. В программе используются следующие системные вызовы:</text:span></text:p>
      <text:list xml:id="list3190748579" text:style-name="WWNum1">
        <text:list-item>
          <text:p text:style-name="P4"><text:span text:style-name="T12">read – </text:span><text:span text:style-name="T2">пытается записать </text:span><text:span text:style-name="T21">n</text:span><text:span text:style-name="T2"> байт из файлового </text:span><text:span text:style-name="T24">дескриптора</text:span><text:span text:style-name="T2"> </text:span><text:span text:style-name="T20">fd</text:span><text:span text:style-name="T2"> в буфер </text:span><text:span text:style-name="T20">buf</text:span><text:span text:style-name="T2">.</text:span></text:p>
        </text:list-item>
        <text:list-item>
          <text:p text:style-name="P5"><text:span text:style-name="T12">Write – </text:span><text:span text:style-name="T26">пытается записать </text:span><text:span text:style-name="T22">n</text:span><text:span text:style-name="T26"> байт из буфера </text:span><text:span text:style-name="T23">buf в ф</text:span><text:span text:style-name="T26">айловый </text:span><text:span text:style-name="T27">дескриптор </text:span><text:span text:style-name="T23">fd</text:span><text:span text:style-name="T26">.</text:span></text:p>
        </text:list-item>
        <text:list-item>
          <text:p text:style-name="P4"><text:span text:style-name="T12">Open – </text:span><text:span text:style-name="T14">п</text:span><text:span text:style-name="T25">реобраз</text:span><text:span text:style-name="T26">ует</text:span><text:span text:style-name="T25"> путь к файлу в </text:span><text:span text:style-name="T26">файловый дескриптор.</text:span></text:p>
        </text:list-item>
        <text:list-item>
          <text:p text:style-name="P5"><text:span text:style-name="T5">Close </text:span><text:span text:style-name="T12">– </text:span><text:span text:style-name="T15">закрывает файловый дескриптор, который после этого не ссылается ни на один и файл и может быть использован повторно.</text:span></text:p>
        </text:list-item>
        <text:list-item>
          <text:p text:style-name="P6"><text:span text:style-name="T5">Pipe </text:span><text:span text:style-name="T12">– </text:span><text:span text:style-name="T15">создает пару файловых </text:span><text:span text:style-name="T16">дескрипторов</text:span><text:span text:style-name="T15">, указывающих на запись <text:s/>именованного канала, и помещает их в массив, на который указывает </text:span><text:span text:style-name="T17">filedes</text:span><text:span text:style-name="T15">. </text:span><text:span text:style-name="T17">filedes[0] </text:span><text:span text:style-name="T15">предназначен для чтения, а </text:span><text:span text:style-name="T17">filedes[1]</text:span><text:span text:style-name="T15"> предназначен для записи</text:span></text:p>
        </text:list-item>
        <text:list-item>
          <text:p text:style-name="P6"><text:soft-page-break/><text:span text:style-name="T13">Fork – </text:span><text:span text:style-name="T15">порождает новый процесс (процесс-потомок), который почти идентичен порождающему процессу-родителю. </text:span></text:p>
        </text:list-item>
      </text:list>
      <text:p text:style-name="P7"><text:span text:style-name="T15"/></text:p>
      <text:p text:style-name="P7"><text:span text:style-name="T15"/></text:p>
      <text:p text:style-name="P3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0"><text:span text:style-name="T3">Общий метод и алгоритм решения</text:span><text:span text:style-name="T1">.</text:span></text:p>
      <text:p text:style-name="P50"><text:soft-page-break/><text:span text:style-name="T1">Для реализации поставленной задачи необходимо:</text:span></text:p>
      <text:list xml:id="list166675496" text:style-name="WWNum5">
        <text:list-item>
          <text:p text:style-name="P8"><text:span text:style-name="T1">разобраться с работой </text:span><text:span text:style-name="T4">fork</text:span><text:span text:style-name="T1"> и </text:span><text:span text:style-name="T4">pipe</text:span></text:p>
        </text:list-item>
        <text:list-item>
          <text:p text:style-name="P9"><text:span text:style-name="T1">освоить семейство функций </text:span><text:span text:style-name="T4">execl</text:span></text:p>
        </text:list-item>
        <text:list-item>
          <text:p text:style-name="P10"><text:span text:style-name="T1">научиться производить ввод-вывод с помощью </text:span><text:span text:style-name="T4">write</text:span><text:span text:style-name="T1"> и </text:span><text:span text:style-name="T4">read</text:span></text:p>
        </text:list-item>
        <text:list-item>
          <text:p text:style-name="P10"><text:span text:style-name="T1">написать программу</text:span></text:p>
        </text:list-item>
      </text:list>
      <text:p text:style-name="P3"><text:span text:style-name="T3"><text:tab/>Основные фай</text:span><text:bookmark text:name="_GoBack"/><text:span text:style-name="T3">лы программы</text:span></text:p>
      <text:p text:style-name="P41">lab2_try.c</text:p>
      <text:p text:style-name="P21">#include &lt;string.h&gt;</text:p>
      <text:p text:style-name="P18">#include "unistd.h"</text:p>
      <text:p text:style-name="P18">#include "stdio.h"</text:p>
      <text:p text:style-name="P18">#include "stdlib.h"</text:p>
      <text:p text:style-name="P18">#include "fcntl.h"</text:p>
      <text:p text:style-name="P22"/>
      <text:p text:style-name="P18">static int swtcr1 = 0;</text:p>
      <text:p text:style-name="P18">static int swtcr2 = 0;</text:p>
      <text:p text:style-name="P22"/>
      <text:p text:style-name="P18">int main()</text:p>
      <text:p text:style-name="P18">{</text:p>
      <text:p text:style-name="P18">write(1,"Input two filenames\nthen input strings to be inverted\n",strlen("Input two filenames\nthen input strings to be inverted\n"));</text:p>
      <text:p text:style-name="P18">char filename1[100];</text:p>
      <text:p text:style-name="P18">char filename2[100];</text:p>
      <text:p text:style-name="P22"/>
      <text:p text:style-name="P18">read(0,filename1,10);</text:p>
      <text:p text:style-name="P22"/>
      <text:p text:style-name="P18">for(;;)</text:p>
      <text:p text:style-name="P18">{</text:p>
      <text:p text:style-name="P18">//scanf("%s",filename2);</text:p>
      <text:p text:style-name="P18">read(0,filename2,10);</text:p>
      <text:p text:style-name="P18">if(strcmp(filename1,filename2)==0)</text:p>
      <text:p text:style-name="P18">{</text:p>
      <text:p text:style-name="P18">write(1,"please input string differ to name one\n",strlen("please input string differ to name one\n"));</text:p>
      <text:p text:style-name="P18">}</text:p>
      <text:p text:style-name="P18">else </text:p>
      <text:p text:style-name="P18">{</text:p>
      <text:p text:style-name="P18">break;</text:p>
      <text:p text:style-name="P18">} </text:p>
      <text:p text:style-name="P18">}</text:p>
      <text:p text:style-name="P22"/>
      <text:p text:style-name="P18">int l = strlen(filename1);</text:p>
      <text:p text:style-name="P18">for(int j=0;j&lt;l;++j)</text:p>
      <text:p text:style-name="P18">{</text:p>
      <text:p text:style-name="P18">if(filename1[j]=='\n')</text:p>
      <text:p text:style-name="P18">{</text:p>
      <text:p text:style-name="P18">filename1[j] = 0;</text:p>
      <text:p text:style-name="P18">}</text:p>
      <text:p text:style-name="P18">}</text:p>
      <text:p text:style-name="P22"><text:soft-page-break/></text:p>
      <text:p text:style-name="P18">l = strlen(filename2);</text:p>
      <text:p text:style-name="P18">for(int j=0;j&lt;l;++j)</text:p>
      <text:p text:style-name="P18">{</text:p>
      <text:p text:style-name="P18">if(filename2[j]=='\n')</text:p>
      <text:p text:style-name="P18">{</text:p>
      <text:p text:style-name="P18">filename2[j] = 0;</text:p>
      <text:p text:style-name="P18">}</text:p>
      <text:p text:style-name="P18">}</text:p>
      <text:p text:style-name="P22"/>
      <text:p text:style-name="P18">//write(1,filename1,strlen(filename1));</text:p>
      <text:p text:style-name="P18">//write(1,"\n",1);</text:p>
      <text:p text:style-name="P18">int a = open(filename1,O_CREAT | O_WRONLY | O_TRUNC, 00660);</text:p>
      <text:p text:style-name="P18">write(a,"This is file one\n(even)\n\n",strlen("This is file one\n(even)\n\n"));</text:p>
      <text:p text:style-name="P18">close(a);</text:p>
      <text:p text:style-name="P22"/>
      <text:p text:style-name="P18">a = open(filename2,O_CREAT | O_WRONLY | O_TRUNC, 00660);</text:p>
      <text:p text:style-name="P18">write(a,"This is file two\n(even)\n\n",strlen("This is file two\n(even)\n\n"));</text:p>
      <text:p text:style-name="P18">close(a);</text:p>
      <text:p text:style-name="P18">// printf("%s\n%s\n",filename1,filename2);</text:p>
      <text:p text:style-name="P22"/>
      <text:p text:style-name="P18">int fd1[2];</text:p>
      <text:p text:style-name="P18">pipe(fd1); //pipe привязывает к своим концам элементы fd ([0] - выход, [1] - вход)</text:p>
      <text:p text:style-name="P22"/>
      <text:p text:style-name="P18">write(1,"initiating process separation\n",strlen("initiating process separation\n"));</text:p>
      <text:p text:style-name="P18">int id = fork(); //разделение процесса, в основном процессе id будет соответствовать pid порожденного, в порожденном id = 0</text:p>
      <text:p text:style-name="P22"/>
      <text:p text:style-name="P18">if(id == -1) //ошибка</text:p>
      <text:p text:style-name="P18">{</text:p>
      <text:p text:style-name="P18">write(1,"error\n",strlen("error\n"));</text:p>
      <text:p text:style-name="P18">return -1;</text:p>
      <text:p text:style-name="P18">}</text:p>
      <text:p text:style-name="P18">else </text:p>
      <text:p text:style-name="P18">if(id == 0)</text:p>
      <text:p text:style-name="P18">{</text:p>
      <text:p text:style-name="P18">char arg1[1]; arg1[0] = fd1[0];</text:p>
      <text:p text:style-name="P18">execl("chid_proc_one.out",filename1,arg1,NULL);</text:p>
      <text:p text:style-name="P18">}</text:p>
      <text:p text:style-name="P18">else </text:p>
      <text:p text:style-name="P18">{</text:p>
      <text:p text:style-name="P18">//код основного процесса</text:p>
      <text:p text:style-name="P18">int fd2[2];</text:p>
      <text:p text:style-name="P18">pipe(fd2);</text:p>
      <text:p text:style-name="P18">int id2 = fork();</text:p>
      <text:p text:style-name="P22"/>
      <text:p text:style-name="P18">if(id2 == -1)</text:p>
      <text:p text:style-name="P18">{</text:p>
      <text:p text:style-name="P18">write(1,"error in genetating str 2\n",strlen("error in genetating str 2\n"));</text:p>
      <text:p text:style-name="P18">return -1;</text:p>
      <text:p text:style-name="P18">}</text:p>
      <text:p text:style-name="P18"><text:soft-page-break/>else</text:p>
      <text:p text:style-name="P18">if(id2 == 0)</text:p>
      <text:p text:style-name="P18">{</text:p>
      <text:p text:style-name="P18">char arg2[1]; arg2[0] = fd2[0];</text:p>
      <text:p text:style-name="P18">execl("chid_proc_two.out",filename2,arg2,NULL);</text:p>
      <text:p text:style-name="P18">}</text:p>
      <text:p text:style-name="P18">else </text:p>
      <text:p text:style-name="P18">{</text:p>
      <text:p text:style-name="P18">//основной процесс</text:p>
      <text:p text:style-name="P18">write(1,"parent: It's parent\n", strlen("parent: It's parent\n"));</text:p>
      <text:p text:style-name="P22"/>
      <text:p text:style-name="P18">char inp[100];</text:p>
      <text:p text:style-name="P22"/>
      <text:p text:style-name="P18">int x,y;</text:p>
      <text:p text:style-name="P18">while(read(1,inp,100)&gt;0)</text:p>
      <text:p text:style-name="P18">{</text:p>
      <text:p text:style-name="P18">int l = strlen(inp);</text:p>
      <text:p text:style-name="P18">for(int j=0;j&lt;l;++j)</text:p>
      <text:p text:style-name="P18">{</text:p>
      <text:p text:style-name="P18">if(inp[j]=='\n')</text:p>
      <text:p text:style-name="P18">{</text:p>
      <text:p text:style-name="P18">inp[j] = 0;</text:p>
      <text:p text:style-name="P18">}</text:p>
      <text:p text:style-name="P18">}</text:p>
      <text:p text:style-name="P18">l = strlen(inp);</text:p>
      <text:p text:style-name="P22"/>
      <text:p text:style-name="P18">if(l % 2 == 0)</text:p>
      <text:p text:style-name="P18">{</text:p>
      <text:p text:style-name="P18">write(fd1[1],inp,sizeof(char)*(l+1));</text:p>
      <text:p text:style-name="P18">}</text:p>
      <text:p text:style-name="P18">else</text:p>
      <text:p text:style-name="P18">{</text:p>
      <text:p text:style-name="P18">write(fd2[1],inp,sizeof(char)*(l+1));</text:p>
      <text:p text:style-name="P18">}</text:p>
      <text:p text:style-name="P22"/>
      <text:p text:style-name="P18">strcpy(inp,"");</text:p>
      <text:p text:style-name="P18">}</text:p>
      <text:p text:style-name="P22"/>
      <text:p text:style-name="P18">char stop[1];</text:p>
      <text:p text:style-name="P18">stop[0] = 1;</text:p>
      <text:p text:style-name="P18">write(fd1[1],stop,sizeof(char));</text:p>
      <text:p text:style-name="P18">write(fd2[1],stop,sizeof(char));</text:p>
      <text:p text:style-name="P22"/>
      <text:p text:style-name="P18">close(fd1[0]);</text:p>
      <text:p text:style-name="P18">close(fd1[1]);</text:p>
      <text:p text:style-name="P18">close(fd2[0]);</text:p>
      <text:p text:style-name="P18">close(fd2[1]);</text:p>
      <text:p text:style-name="P22"/>
      <text:p text:style-name="P18">write(1,"parent: stop\n",strlen("parent: stop\n"));</text:p>
      <text:p text:style-name="P18">return 0; </text:p>
      <text:p text:style-name="P18">}</text:p>
      <text:p text:style-name="P22"><text:soft-page-break/></text:p>
      <text:p text:style-name="P18">}</text:p>
      <text:p text:style-name="P18">//общий код </text:p>
      <text:p text:style-name="P18">return 0; </text:p>
      <text:p text:style-name="P18">}</text:p>
      <text:p text:style-name="P11"/>
      <text:p text:style-name="P44"><text:span text:style-name="T11">child_proc_one.c</text:span></text:p>
      <text:p text:style-name="P20"><text:span text:style-name="T43">#include "string.h"<text:line-break/></text:span>#include "unistd.h"<text:line-break/>#include "stdio.h"<text:line-break/>#include "stdlib.h"<text:line-break/>#include "fcntl.h"</text:p>
      <text:p text:style-name="P19"/>
      <text:p text:style-name="P19">int main(int argc,char* argv[])</text:p>
      <text:p text:style-name="P19">{</text:p>
      <text:p text:style-name="P19">int fd1[1];fd1[0] = argv[1][0];</text:p>
      <text:p text:style-name="P19">char filename1[100]; strcpy(filename1,argv[0]);</text:p>
      <text:p text:style-name="P19"/>
      <text:p text:style-name="P19">int f1;</text:p>
      <text:p text:style-name="P19">//код дочернего процесса </text:p>
      <text:p text:style-name="P19">write(1,"It's child one\n",strlen("It's child one\n")); </text:p>
      <text:p text:style-name="P19">char str[100];</text:p>
      <text:p text:style-name="P19">int i=0;</text:p>
      <text:p text:style-name="P19">for(;;)</text:p>
      <text:p text:style-name="P19">{ </text:p>
      <text:p text:style-name="P19">f1 = open(filename1,O_CREAT | O_WRONLY | O_APPEND, 00660);</text:p>
      <text:p text:style-name="P19">// fflush(stdout);</text:p>
      <text:p text:style-name="P19">read(fd1[0],&amp;str[i],sizeof(char));</text:p>
      <text:p text:style-name="P19">//printf("[%d] read, got %d\n",getpid(),str[i]);</text:p>
      <text:p text:style-name="P19">char stop[1];stop[0] = 1;</text:p>
      <text:p text:style-name="P19">if(str[i]==stop[0])</text:p>
      <text:p text:style-name="P19">{</text:p>
      <text:p text:style-name="P19">close(fd1[0]);</text:p>
      <text:p text:style-name="P19">close(fd1[1]);</text:p>
      <text:p text:style-name="P19">write(1,"one: stop\n",strlen("one: stop\n"));</text:p>
      <text:p text:style-name="P19">exit(0);</text:p>
      <text:p text:style-name="P19">}</text:p>
      <text:p text:style-name="P19">if(str[i]==0)</text:p>
      <text:p text:style-name="P19">{</text:p>
      <text:p text:style-name="P19">//работа со строкой</text:p>
      <text:p text:style-name="P19">write(1,"one: string got\n",strlen("one: string got\n\n"));</text:p>
      <text:p text:style-name="P19"/>
      <text:p text:style-name="P19">char res[strlen(str)+1];</text:p>
      <text:p text:style-name="P19">int k = 0;</text:p>
      <text:p text:style-name="P19">for(int j = strlen(str)-1;j&gt;=0;--j,++k)</text:p>
      <text:p text:style-name="P19">{</text:p>
      <text:p text:style-name="P19">res[k] = str[j];</text:p>
      <text:p text:style-name="P19">}</text:p>
      <text:p text:style-name="P19"/>
      <text:p text:style-name="P19">res[k] = 0;</text:p>
      <text:p text:style-name="P19"/>
      <text:p text:style-name="P19"><text:soft-page-break/>write(1,"one: result written\n",strlen("one: result written\n"));</text:p>
      <text:p text:style-name="P19">write(f1,res,strlen(res));</text:p>
      <text:p text:style-name="P19">write(f1,"\n",strlen("\n"));</text:p>
      <text:p text:style-name="P19">i = 0;</text:p>
      <text:p text:style-name="P19">}</text:p>
      <text:p text:style-name="P19">else </text:p>
      <text:p text:style-name="P19">{</text:p>
      <text:p text:style-name="P19">++i;</text:p>
      <text:p text:style-name="P19">}</text:p>
      <text:p text:style-name="P19">close(f1);</text:p>
      <text:p text:style-name="P19">}</text:p>
      <text:p text:style-name="P19"/>
      <text:p text:style-name="P19">close(fd1[0]);</text:p>
      <text:p text:style-name="P19">close(fd1[1]);</text:p>
      <text:p text:style-name="P19">}</text:p>
      <text:p text:style-name="P20"/>
      <text:p text:style-name="P15"><text:span text:style-name="T11">child_proc_two.c </text:span></text:p>
      <text:p text:style-name="P20"><text:span text:style-name="T43">#include "string.h"<text:line-break/></text:span>#include "unistd.h"<text:line-break/>#include "stdio.h"<text:line-break/>#include "stdlib.h"<text:line-break/>#include "fcntl.h"</text:p>
      <text:p text:style-name="P19">int main(int argc,char* argv[])</text:p>
      <text:p text:style-name="P19">{</text:p>
      <text:p text:style-name="P19">int fd2[1];fd2[0] = argv[1][0];</text:p>
      <text:p text:style-name="P19">char filename2[100]; strcpy(filename2,argv[0]);</text:p>
      <text:p text:style-name="P19"/>
      <text:p text:style-name="P19">int f2;</text:p>
      <text:p text:style-name="P19">//код второй дочки</text:p>
      <text:p text:style-name="P19">write(1,"It's child two\n", strlen("It's child two\n"));</text:p>
      <text:p text:style-name="P19">char str[100];</text:p>
      <text:p text:style-name="P19">int i = 0;</text:p>
      <text:p text:style-name="P19">for(;;)</text:p>
      <text:p text:style-name="P19">{ </text:p>
      <text:p text:style-name="P19">f2 = open(filename2,O_CREAT | O_WRONLY | O_APPEND, 00660);</text:p>
      <text:p text:style-name="P19">// fflush(stdout);</text:p>
      <text:p text:style-name="P19">read(fd2[0],&amp;str[i],1);</text:p>
      <text:p text:style-name="P19">// printf("[%d] read, got %d\n",getpid(),str[i]);</text:p>
      <text:p text:style-name="P19">char stop[1];stop[0] = 1;</text:p>
      <text:p text:style-name="P19">if(str[i]==stop[0])</text:p>
      <text:p text:style-name="P19">{</text:p>
      <text:p text:style-name="P19">close(fd2[0]);</text:p>
      <text:p text:style-name="P19">close(fd2[1]);</text:p>
      <text:p text:style-name="P19">write(1,"two: stop\n",strlen("two: stop\n"));</text:p>
      <text:p text:style-name="P19">exit(0);</text:p>
      <text:p text:style-name="P19">}</text:p>
      <text:p text:style-name="P19"/>
      <text:p text:style-name="P19">if(str[i]==0)</text:p>
      <text:p text:style-name="P19">{</text:p>
      <text:p text:style-name="P19">//работа со строкой</text:p>
      <text:p text:style-name="P19">write(1,"two: string is got\n",strlen("two: string is got\n"));</text:p>
      <text:p text:style-name="P19"><text:soft-page-break/></text:p>
      <text:p text:style-name="P19">char res[strlen(str)+1];</text:p>
      <text:p text:style-name="P19">int k = 0;</text:p>
      <text:p text:style-name="P19">for(int j = strlen(str)-1;j&gt;=0;--j,++k)</text:p>
      <text:p text:style-name="P19">{</text:p>
      <text:p text:style-name="P19">res[k] = str[j];</text:p>
      <text:p text:style-name="P19">}</text:p>
      <text:p text:style-name="P19"/>
      <text:p text:style-name="P19">res[k] = 0;</text:p>
      <text:p text:style-name="P19"/>
      <text:p text:style-name="P19">write(1,"two: result written\n",strlen("two: result written\n"));</text:p>
      <text:p text:style-name="P19">write(f2,res,strlen(res));</text:p>
      <text:p text:style-name="P19">write(f2,"\n",strlen("\n"));</text:p>
      <text:p text:style-name="P19">i = 0;</text:p>
      <text:p text:style-name="P19">}</text:p>
      <text:p text:style-name="P19">else </text:p>
      <text:p text:style-name="P19">{</text:p>
      <text:p text:style-name="P19">++i;</text:p>
      <text:p text:style-name="P19">}</text:p>
      <text:p text:style-name="P19">close(f2);</text:p>
      <text:p text:style-name="P19">} </text:p>
      <text:p text:style-name="P19">close(fd2[0]);</text:p>
      <text:p text:style-name="P19">close(fd2[1]);</text:p>
      <text:p text:style-name="P42"><text:span text:style-name="T39">}</text:span></text:p>
      <text:p text:style-name="P43"><text:span text:style-name="T4">Пример работы</text:span></text:p>
      <text:p text:style-name="P43"><text:span text:style-name="T4"/></text:p>
      <text:p text:style-name="P24"><text:span text:style-name="T44">max@max-Swift:~/Рабочий стол/OS/lab2_try1$ make</text:span></text:p>
      <text:p text:style-name="P25"><text:span text:style-name="T44">gcc --std=c99 lab2_try.c -o exetry.out</text:span></text:p>
      <text:p text:style-name="P25"><text:span text:style-name="T44">gcc --std=c99 chid_proc_one.c -o chid_proc_one.out</text:span></text:p>
      <text:p text:style-name="P25"><text:span text:style-name="T44">gcc --std=c99 chid_proc_two.c -o chid_proc_two.out</text:span></text:p>
      <text:p text:style-name="P24"><text:span text:style-name="T44">max@max-Swift:~/Рабочий стол/OS/lab2_try1$ ./exetry.out </text:span></text:p>
      <text:p text:style-name="P25"><text:span text:style-name="T44">Input two filenames</text:span></text:p>
      <text:p text:style-name="P25"><text:span text:style-name="T44">then input strings to be inverted</text:span></text:p>
      <text:p text:style-name="P23"><text:span text:style-name="T44">file_1</text:span></text:p>
      <text:p text:style-name="P23"><text:span text:style-name="T44">file_2</text:span></text:p>
      <text:p text:style-name="P25"><text:span text:style-name="T44">initiating process separation</text:span></text:p>
      <text:p text:style-name="P25"><text:span text:style-name="T44">parent: It's parent</text:span></text:p>
      <text:p text:style-name="P25"><text:span text:style-name="T44">It's child one</text:span></text:p>
      <text:p text:style-name="P25"><text:span text:style-name="T44">It's child two</text:span></text:p>
      <text:p text:style-name="P23"><text:span text:style-name="T44">string_one </text:span></text:p>
      <text:p text:style-name="P25"><text:span text:style-name="T44">one: string got</text:span></text:p>
      <text:p text:style-name="P25"><text:span text:style-name="T44">one: result written</text:span></text:p>
      <text:p text:style-name="P23"><text:span text:style-name="T44">longer_string </text:span></text:p>
      <text:p text:style-name="P25"><text:span text:style-name="T44">two: string is got</text:span></text:p>
      <text:p text:style-name="P25"><text:span text:style-name="T44">two: result written</text:span></text:p>
      <text:p text:style-name="P23"><text:span text:style-name="T44">qwerty</text:span></text:p>
      <text:p text:style-name="P25"><text:span text:style-name="T44">one: string got</text:span></text:p>
      <text:p text:style-name="P25"><text:span text:style-name="T44">one: result written</text:span></text:p>
      <text:p text:style-name="P23"><text:span text:style-name="T44">qwert</text:span></text:p>
      <text:p text:style-name="P25"><text:span text:style-name="T44">two: string is got</text:span></text:p>
      <text:p text:style-name="P25"><text:span text:style-name="T44">two: result written</text:span></text:p>
      <text:p text:style-name="P23"><text:soft-page-break/><text:span text:style-name="T44">qwer</text:span></text:p>
      <text:p text:style-name="P25"><text:span text:style-name="T44">one: string got</text:span></text:p>
      <text:p text:style-name="P25"><text:span text:style-name="T44">one: result written</text:span></text:p>
      <text:p text:style-name="P23"><text:span text:style-name="T44">qwe</text:span></text:p>
      <text:p text:style-name="P25"><text:span text:style-name="T44">two: string is got</text:span></text:p>
      <text:p text:style-name="P25"><text:span text:style-name="T44">two: result written</text:span></text:p>
      <text:p text:style-name="P23"><text:span text:style-name="T44">qw</text:span></text:p>
      <text:p text:style-name="P25"><text:span text:style-name="T44">one: string got</text:span></text:p>
      <text:p text:style-name="P25"><text:span text:style-name="T44">one: result written</text:span></text:p>
      <text:p text:style-name="P23"><text:span text:style-name="T44">q</text:span></text:p>
      <text:p text:style-name="P25"><text:span text:style-name="T44">two: string is got</text:span></text:p>
      <text:p text:style-name="P25"><text:span text:style-name="T44">two: result written</text:span></text:p>
      <text:p text:style-name="P25"><text:span text:style-name="T44">one: stop</text:span></text:p>
      <text:p text:style-name="P25"><text:span text:style-name="T44">parent: stop</text:span></text:p>
      <text:p text:style-name="P25"><text:span text:style-name="T44">two: stop</text:span></text:p>
      <text:p text:style-name="P24"><text:span text:style-name="T44">max@max-Swift:~/Рабочий стол/OS/lab2_try1$ cat file_1</text:span></text:p>
      <text:p text:style-name="P25"><text:span text:style-name="T44">This is file one</text:span></text:p>
      <text:p text:style-name="P25"><text:span text:style-name="T44">(even)</text:span></text:p>
      <text:p text:style-name="P25"/>
      <text:p text:style-name="P25"><text:span text:style-name="T44">eno_gnirts</text:span></text:p>
      <text:p text:style-name="P25"><text:span text:style-name="T44">ytrewq</text:span></text:p>
      <text:p text:style-name="P25"><text:span text:style-name="T44">rewq</text:span></text:p>
      <text:p text:style-name="P25"><text:span text:style-name="T44">wq</text:span></text:p>
      <text:p text:style-name="P24"><text:span text:style-name="T44">max@max-Swift:~/Рабочий стол/OS/lab2_try1$ cat file_2</text:span></text:p>
      <text:p text:style-name="P25"><text:span text:style-name="T44">This is file two</text:span></text:p>
      <text:p text:style-name="P26"><text:span text:style-name="T40">(</text:span><text:span text:style-name="T41">odd</text:span><text:span text:style-name="T40">)</text:span></text:p>
      <text:p text:style-name="P25"/>
      <text:p text:style-name="P25"><text:span text:style-name="T44">gnirts_regnol</text:span></text:p>
      <text:p text:style-name="P25"><text:span text:style-name="T44">trewq</text:span></text:p>
      <text:p text:style-name="P25"><text:span text:style-name="T44">ewq</text:span></text:p>
      <text:p text:style-name="P25"><text:span text:style-name="T44">q</text:span></text:p>
      <text:p text:style-name="P24"><text:span text:style-name="T44">max@max-Swift:~/Рабочий стол/OS/lab2_try1$ </text:span></text:p>
      <text:p text:style-name="P40"/>
      <text:p text:style-name="P29"><text:span text:style-name="T3">Вывод</text:span></text:p>
      <text:p text:style-name="P17"><text:span text:style-name="T1">В этой лабораторной работе не так уж много чего-то, о чем можно написать в выводе, оставив его при этом достаточно содержательным. Мне показалось, что это несложная работа, предназначенная в первую очередь для того чтобы <text:s/>обучающийся мог познакомиться с работой с процессами на самом базовом уровне. Так как вообще все взаимодействие здесь максимально низкоуровневое, я также смог чуть лучше понять, как вообще устроенны некоторые функции в си. Также при выполнении этой работы я впервые применил утилиту make по собственному желанию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Lohit Devanagari" svg:font-family="'Lohit Devanagari'"/>
    <style:font-face style:name="Ubuntu" svg:font-family="Ubuntu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6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ndchess@gmail.com</meta:initial-creator>
    <meta:editing-cycles>72</meta:editing-cycles>
    <meta:creation-date>2019-11-01T18:06:00</meta:creation-date>
    <dc:date>2020-10-30T13:29:18.071662728</dc:date>
    <dc:language>en-US</dc:language>
    <meta:editing-duration>PT13H15M25S</meta:editing-duration>
    <meta:generator>LibreOffice/6.4.4.2$Linux_X86_64 LibreOffice_project/40$Build-2</meta:generator>
    <meta:document-statistic meta:table-count="0" meta:image-count="0" meta:object-count="0" meta:page-count="10" meta:paragraph-count="323" meta:word-count="1050" meta:character-count="8147" meta:non-whitespace-character-count="74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